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inherit" fo:font-size="12pt" fo:letter-spacing="normal" fo:font-style="normal" fo:font-weight="bold" loext:padding="0cm" loext:border="none"/>
    </style:style>
    <style:style style:name="P2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3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4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Text_20_body">
      <style:text-properties fo:color="#d7d7d7" loext:opacity="100%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9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0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1" style:family="paragraph" style:parent-style-name="Text_20_body" style:list-style-name="L4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2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font-style="italic" loext:padding="0cm" loext:border="none"/>
    </style:style>
    <style:style style:name="T3" style:family="text">
      <style:text-properties style:font-name="KaTeX Main" loext:padding="0cm" loext:border="none"/>
    </style:style>
    <style:style style:name="T4" style:family="text">
      <style:text-properties style:font-name="inherit" fo:font-style="italic"/>
    </style:style>
    <style:style style:name="T5" style:family="text">
      <style:text-properties style:font-name="inherit" fo:font-style="italic" loext:padding="0cm" loext:border="none"/>
    </style:style>
    <style:style style:name="T6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7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9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10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11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T14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5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rd Removal</text:h>
      <text:p text:style-name="Text_20_body"><text:line-break/><text:span text:style-name="T13">Problem</text:span></text:p>
      <text:p text:style-name="P7">You have <draw:frame draw:style-name="fr1" draw:name="Quadro1" text:anchor-type="char" svg:width="0.041cm" draw:z-index="0"><draw:text-box fo:min-height="0.041cm"><text:p text:style-name="P6">�</text:p></draw:text-box></draw:frame><text:span text:style-name="T5">N</text:span> cards placed in front of you on the table. The <draw:frame draw:style-name="fr1" draw:name="Quadro2" text:anchor-type="char" svg:width="0.041cm" draw:z-index="1"><draw:text-box fo:min-height="0.041cm"><text:p text:style-name="P6">��ℎ</text:p></draw:text-box></draw:frame><text:span text:style-name="T5">ith</text:span> card has the number <draw:frame draw:style-name="fr1" draw:name="Quadro3" text:anchor-type="char" svg:width="0.041cm" draw:z-index="2"><draw:text-box fo:min-height="0.041cm"><text:p text:style-name="P6">��</text:p></draw:text-box></draw:frame><text:span text:style-name="T5">Ai</text:span><text:span text:style-name="T3">​</text:span> written on it.</text:p>
      <text:p text:style-name="P13"><text:span text:style-name="T12">In one move, you can </text:span><text:span text:style-name="Strong_20_Emphasis"><text:span text:style-name="T14">remove</text:span></text:span><text:span text:style-name="T12"> any one card from the remaining cards on the table.</text:span></text:p>
      <text:p text:style-name="P13"><text:span text:style-name="T12">Find the </text:span><text:span text:style-name="Strong_20_Emphasis"><text:span text:style-name="T14">minimum</text:span></text:span><text:span text:style-name="T12"> number of moves required so that all the cards remaining on the table have the </text:span><text:span text:style-name="Strong_20_Emphasis"><text:span text:style-name="T14">same</text:span></text:span><text:span text:style-name="T12"> number written on them.</text:span></text:p>
      <text:h text:style-name="P2" text:outline-level="3">Input Format</text:h>
      <text:list xml:id="list673123560" text:style-name="L1">
        <text:list-item>
          <text:p text:style-name="P9">The first line contains a single integer <draw:frame draw:style-name="fr1" draw:name="Quadro4" text:anchor-type="char" svg:width="0.041cm" draw:z-index="3"><draw:text-box fo:min-height="0.041cm"><text:p text:style-name="P6">�</text:p></draw:text-box></draw:frame><text:span text:style-name="T2">T</text:span> — the number of test cases. Then the test cases follow.</text:p>
        </text:list-item>
        <text:list-item>
          <text:p text:style-name="P9">The first line of each test case contains an integer <draw:frame draw:style-name="fr1" draw:name="Quadro5" text:anchor-type="char" svg:width="0.041cm" draw:z-index="4"><draw:text-box fo:min-height="0.041cm"><text:p text:style-name="P6">�</text:p></draw:text-box></draw:frame><text:span text:style-name="T2">N</text:span> — the number of cards on the table.</text:p>
        </text:list-item>
        <text:list-item>
          <text:p text:style-name="P9">The second line of each test case contains <draw:frame draw:style-name="fr1" draw:name="Quadro6" text:anchor-type="char" svg:width="0.041cm" draw:z-index="5"><draw:text-box fo:min-height="0.041cm"><text:p text:style-name="P6">�</text:p></draw:text-box></draw:frame><text:span text:style-name="T2">N</text:span> space-separated integers <draw:frame draw:style-name="fr1" draw:name="Quadro7" text:anchor-type="char" svg:width="0.041cm" draw:z-index="6"><draw:text-box fo:min-height="0.041cm"><text:p text:style-name="P6">�1,�2,…,��</text:p></draw:text-box></draw:frame><text:span text:style-name="T2">A</text:span><text:span text:style-name="T1">1</text:span><text:span text:style-name="T3">​,</text:span><text:span text:style-name="T2">A</text:span><text:span text:style-name="T1">2</text:span><text:span text:style-name="T3">​,…,</text:span><text:span text:style-name="T2">AN</text:span><text:span text:style-name="T3">​</text:span> where <draw:frame draw:style-name="fr1" draw:name="Quadro8" text:anchor-type="char" svg:width="0.041cm" draw:z-index="7"><draw:text-box fo:min-height="0.041cm"><text:p text:style-name="P6">��</text:p></draw:text-box></draw:frame><text:span text:style-name="T2">Ai</text:span><text:span text:style-name="T3">​</text:span> is the number written on the <draw:frame draw:style-name="fr1" draw:name="Quadro9" text:anchor-type="char" svg:width="0.041cm" draw:z-index="8"><draw:text-box fo:min-height="0.041cm"><text:p text:style-name="P6">��ℎ</text:p></draw:text-box></draw:frame><text:span text:style-name="T2">ith</text:span> card.</text:p>
        </text:list-item>
      </text:list>
      <text:h text:style-name="P2" text:outline-level="3">Output Format</text:h>
      <text:p text:style-name="P13"><text:span text:style-name="T12">For each test case, output the </text:span><text:span text:style-name="Strong_20_Emphasis"><text:span text:style-name="T14">minimum</text:span></text:span><text:span text:style-name="T12"> number of moves required so that all the cards remaining on the table have the same number written on them.</text:span></text:p>
      <text:h text:style-name="P2" text:outline-level="3">Constraints</text:h>
      <text:list xml:id="list404308228" text:style-name="L2">
        <text:list-item>
          <text:p text:style-name="P12"><draw:frame draw:style-name="fr1" draw:name="Quadro10" text:anchor-type="char" svg:width="0.041cm" draw:z-index="9"><draw:text-box fo:min-height="0.041cm"><text:p text:style-name="P6">1≤�≤100</text:p></draw:text-box></draw:frame>1≤<text:span text:style-name="T4">T</text:span>≤100</text:p>
        </text:list-item>
        <text:list-item>
          <text:p text:style-name="P12"><draw:frame draw:style-name="fr1" draw:name="Quadro11" text:anchor-type="char" svg:width="0.041cm" draw:z-index="10"><draw:text-box fo:min-height="0.041cm"><text:p text:style-name="P6">1≤�≤100</text:p></draw:text-box></draw:frame>1≤<text:span text:style-name="T4">N</text:span>≤100</text:p>
        </text:list-item>
        <text:list-item>
          <text:p text:style-name="P12"><draw:frame draw:style-name="fr1" draw:name="Quadro12" text:anchor-type="char" svg:width="0.041cm" draw:z-index="11"><draw:text-box fo:min-height="0.041cm"><text:p text:style-name="P6">1≤��≤10</text:p></draw:text-box></draw:frame>1≤<text:span text:style-name="T4">Ai</text:span>​≤10</text:p>
        </text:list-item>
      </text:list>
      <text:h text:style-name="P2" text:outline-level="3">Sample 1:</text:h>
      <text:p text:style-name="P8">Input</text:p>
      <text:p text:style-name="P8">Output</text:p>
      <text:p text:style-name="P3">3</text:p>
      <text:p text:style-name="P4">5</text:p>
      <text:p text:style-name="P4">1 1 2 2 3</text:p>
      <text:p text:style-name="P4">4</text:p>
      <text:p text:style-name="P4">8 8 8 8</text:p>
      <text:p text:style-name="P4">6</text:p>
      <text:p text:style-name="P4">5 6 7 8 9 10</text:p>
      <text:p text:style-name="P3">3</text:p>
      <text:p text:style-name="P4">0</text:p>
      <text:p text:style-name="P4">5</text:p>
      <text:h text:style-name="P2" text:outline-level="3">Explanation:</text:h>
      <text:p text:style-name="P14"><text:span text:style-name="Strong_20_Emphasis"><text:span text:style-name="T14">Test case </text:span></text:span><draw:frame draw:style-name="fr1" draw:name="Quadro13" text:anchor-type="char" svg:width="0.041cm" draw:z-index="12"><draw:text-box fo:min-height="0.041cm"><text:p text:style-name="P6">1</text:p></draw:text-box></draw:frame><text:span text:style-name="Strong_20_Emphasis"><text:span text:style-name="T15">1</text:span></text:span><text:span text:style-name="Strong_20_Emphasis"><text:span text:style-name="T14">:</text:span></text:span><text:span text:style-name="T12"> The minimum number of moves required such that all remaining cards have same values is </text:span><draw:frame draw:style-name="fr1" draw:name="Quadro14" text:anchor-type="char" svg:width="0.041cm" draw:z-index="13"><draw:text-box fo:min-height="0.041cm"><text:p text:style-name="P6">3</text:p></draw:text-box></draw:frame><text:span text:style-name="T15">3</text:span><text:span text:style-name="T12">:</text:span></text:p>
      <text:list xml:id="list2896375712" text:style-name="L3">
        <text:list-item>
          <text:p text:style-name="P10">Move <draw:frame draw:style-name="fr1" draw:name="Quadro15" text:anchor-type="char" svg:width="0.041cm" draw:z-index="14"><draw:text-box fo:min-height="0.041cm"><text:p text:style-name="P6">1</text:p></draw:text-box></draw:frame><text:span text:style-name="T3">1</text:span>: Remove a card with number <draw:frame draw:style-name="fr1" draw:name="Quadro16" text:anchor-type="char" svg:width="0.041cm" draw:z-index="15"><draw:text-box fo:min-height="0.041cm"><text:p text:style-name="P6">1</text:p></draw:text-box></draw:frame><text:span text:style-name="T3">1</text:span>. Remaining cards are <draw:frame draw:style-name="fr1" draw:name="Quadro17" text:anchor-type="char" svg:width="0.041cm" draw:z-index="16"><draw:text-box fo:min-height="0.041cm"><text:p text:style-name="P6">[1,2,2,3]</text:p></draw:text-box></draw:frame><text:span text:style-name="T3">[1,2,2,3]</text:span>.</text:p>
        </text:list-item>
        <text:list-item>
          <text:p text:style-name="P10">Move <draw:frame draw:style-name="fr1" draw:name="Quadro18" text:anchor-type="char" svg:width="0.041cm" draw:z-index="17"><draw:text-box fo:min-height="0.041cm"><text:p text:style-name="P6">2</text:p></draw:text-box></draw:frame><text:span text:style-name="T3">2</text:span>: Remove a card with number <draw:frame draw:style-name="fr1" draw:name="Quadro19" text:anchor-type="char" svg:width="0.041cm" draw:z-index="18"><draw:text-box fo:min-height="0.041cm"><text:p text:style-name="P6">1</text:p></draw:text-box></draw:frame><text:span text:style-name="T3">1</text:span>. Remaining cards are <draw:frame draw:style-name="fr1" draw:name="Quadro20" text:anchor-type="char" svg:width="0.041cm" draw:z-index="19"><draw:text-box fo:min-height="0.041cm"><text:p text:style-name="P6">[2,2,3]</text:p></draw:text-box></draw:frame><text:span text:style-name="T3">[2,2,3]</text:span>.</text:p>
        </text:list-item>
        <text:list-item>
          <text:p text:style-name="P10">Move <draw:frame draw:style-name="fr1" draw:name="Quadro21" text:anchor-type="char" svg:width="0.041cm" draw:z-index="20"><draw:text-box fo:min-height="0.041cm"><text:p text:style-name="P6">3</text:p></draw:text-box></draw:frame><text:span text:style-name="T3">3</text:span>: Remove a card with number <draw:frame draw:style-name="fr1" draw:name="Quadro22" text:anchor-type="char" svg:width="0.041cm" draw:z-index="21"><draw:text-box fo:min-height="0.041cm"><text:p text:style-name="P6">3</text:p></draw:text-box></draw:frame><text:span text:style-name="T3">3</text:span>. Remaining cards are <draw:frame draw:style-name="fr1" draw:name="Quadro23" text:anchor-type="char" svg:width="0.041cm" draw:z-index="22"><draw:text-box fo:min-height="0.041cm"><text:p text:style-name="P6">[2,2]</text:p></draw:text-box></draw:frame><text:span text:style-name="T3">[2,2]</text:span>.</text:p>
        </text:list-item>
      </text:list>
      <text:p text:style-name="P14"><text:span text:style-name="Strong_20_Emphasis"><text:span text:style-name="T14">Test case </text:span></text:span><draw:frame draw:style-name="fr1" draw:name="Quadro24" text:anchor-type="char" svg:width="0.041cm" draw:z-index="23"><draw:text-box fo:min-height="0.041cm"><text:p text:style-name="P6">2</text:p></draw:text-box></draw:frame><text:span text:style-name="Strong_20_Emphasis"><text:span text:style-name="T15">2</text:span></text:span><text:span text:style-name="Strong_20_Emphasis"><text:span text:style-name="T14">:</text:span></text:span><text:span text:style-name="T12"> All cards have the same number initially. Thus, no moves are required.</text:span></text:p>
      <text:p text:style-name="P14"><text:span text:style-name="Strong_20_Emphasis"><text:span text:style-name="T14">Test case </text:span></text:span><draw:frame draw:style-name="fr1" draw:name="Quadro25" text:anchor-type="char" svg:width="0.041cm" draw:z-index="24"><draw:text-box fo:min-height="0.041cm"><text:p text:style-name="P6">3</text:p></draw:text-box></draw:frame><text:span text:style-name="Strong_20_Emphasis"><text:span text:style-name="T15">3</text:span></text:span><text:span text:style-name="Strong_20_Emphasis"><text:span text:style-name="T14">:</text:span></text:span><text:span text:style-name="T12"> The minimum number of moves required such that all remaining cards have same values is </text:span><draw:frame draw:style-name="fr1" draw:name="Quadro26" text:anchor-type="char" svg:width="0.041cm" draw:z-index="25"><draw:text-box fo:min-height="0.041cm"><text:p text:style-name="P6">5</text:p></draw:text-box></draw:frame><text:span text:style-name="T15">5</text:span><text:span text:style-name="T12">:</text:span></text:p>
      <text:list xml:id="list3974467783" text:style-name="L4">
        <text:list-item>
          <text:p text:style-name="P11">Move <draw:frame draw:style-name="fr1" draw:name="Quadro27" text:anchor-type="char" svg:width="0.041cm" draw:z-index="26"><draw:text-box fo:min-height="0.041cm"><text:p text:style-name="P6">1</text:p></draw:text-box></draw:frame><text:span text:style-name="T3">1</text:span>: Remove a card with number <draw:frame draw:style-name="fr1" draw:name="Quadro28" text:anchor-type="char" svg:width="0.041cm" draw:z-index="27"><draw:text-box fo:min-height="0.041cm"><text:p text:style-name="P6">5</text:p></draw:text-box></draw:frame><text:span text:style-name="T3">5</text:span>. Remaining cards are <draw:frame draw:style-name="fr1" draw:name="Quadro29" text:anchor-type="char" svg:width="0.041cm" draw:z-index="28"><draw:text-box fo:min-height="0.041cm"><text:p text:style-name="P6">[6,7,8,9,10]</text:p></draw:text-box></draw:frame><text:span text:style-name="T3">[6,7,8,9,10]</text:span>.</text:p>
        </text:list-item>
        <text:list-item>
          <text:p text:style-name="P11">Move <draw:frame draw:style-name="fr1" draw:name="Quadro30" text:anchor-type="char" svg:width="0.041cm" draw:z-index="29"><draw:text-box fo:min-height="0.041cm"><text:p text:style-name="P6">2</text:p></draw:text-box></draw:frame><text:span text:style-name="T3">2</text:span>: Remove a card with number <draw:frame draw:style-name="fr1" draw:name="Quadro31" text:anchor-type="char" svg:width="0.041cm" draw:z-index="30"><draw:text-box fo:min-height="0.041cm"><text:p text:style-name="P6">6</text:p></draw:text-box></draw:frame><text:span text:style-name="T3">6</text:span>. Remaining cards are <draw:frame draw:style-name="fr1" draw:name="Quadro32" text:anchor-type="char" svg:width="0.041cm" draw:z-index="31"><draw:text-box fo:min-height="0.041cm"><text:p text:style-name="P6">[7,8,9,10]</text:p></draw:text-box></draw:frame><text:span text:style-name="T3">[7,8,9,10]</text:span>.</text:p>
        </text:list-item>
        <text:list-item>
          <text:p text:style-name="P11">Move <draw:frame draw:style-name="fr1" draw:name="Quadro33" text:anchor-type="char" svg:width="0.041cm" draw:z-index="32"><draw:text-box fo:min-height="0.041cm"><text:p text:style-name="P6">3</text:p></draw:text-box></draw:frame><text:span text:style-name="T3">3</text:span>: Remove a card with number <draw:frame draw:style-name="fr1" draw:name="Quadro34" text:anchor-type="char" svg:width="0.041cm" draw:z-index="33"><draw:text-box fo:min-height="0.041cm"><text:p text:style-name="P6">7</text:p></draw:text-box></draw:frame><text:span text:style-name="T3">7</text:span>. Remaining cards are <draw:frame draw:style-name="fr1" draw:name="Quadro35" text:anchor-type="char" svg:width="0.041cm" draw:z-index="34"><draw:text-box fo:min-height="0.041cm"><text:p text:style-name="P6">[8,9,10]</text:p></draw:text-box></draw:frame><text:span text:style-name="T3">[8,9,10]</text:span>.</text:p>
        </text:list-item>
        <text:list-item>
          <text:p text:style-name="P11">Move <draw:frame draw:style-name="fr1" draw:name="Quadro36" text:anchor-type="char" svg:width="0.041cm" draw:z-index="35"><draw:text-box fo:min-height="0.041cm"><text:p text:style-name="P6">4</text:p></draw:text-box></draw:frame><text:span text:style-name="T3">4</text:span>: Remove a card with number <draw:frame draw:style-name="fr1" draw:name="Quadro37" text:anchor-type="char" svg:width="0.041cm" draw:z-index="36"><draw:text-box fo:min-height="0.041cm"><text:p text:style-name="P6">8</text:p></draw:text-box></draw:frame><text:span text:style-name="T3">8</text:span>. Remaining cards are <draw:frame draw:style-name="fr1" draw:name="Quadro38" text:anchor-type="char" svg:width="0.041cm" draw:z-index="37"><draw:text-box fo:min-height="0.041cm"><text:p text:style-name="P6">[9,10]</text:p></draw:text-box></draw:frame><text:span text:style-name="T3">[9,10]</text:span>.</text:p>
        </text:list-item>
        <text:list-item>
          <text:p text:style-name="P11">Move <draw:frame draw:style-name="fr1" draw:name="Quadro39" text:anchor-type="char" svg:width="0.041cm" draw:z-index="38"><draw:text-box fo:min-height="0.041cm"><text:p text:style-name="P6">5</text:p></draw:text-box></draw:frame><text:span text:style-name="T3">5</text:span>: Remove a card with number <draw:frame draw:style-name="fr1" draw:name="Quadro40" text:anchor-type="char" svg:width="0.041cm" draw:z-index="39"><draw:text-box fo:min-height="0.041cm"><text:p text:style-name="P6">9</text:p></draw:text-box></draw:frame><text:span text:style-name="T3">9</text:span>. Remaining cards are <draw:frame draw:style-name="fr1" draw:name="Quadro41" text:anchor-type="char" svg:width="0.041cm" draw:z-index="40"><draw:text-box fo:min-height="0.041cm"><text:p text:style-name="P6">[10]</text:p></draw:text-box></draw:frame><text:span text:style-name="T3">[10]</text:span>.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2T11:28:14.056000000</dc:date>
    <meta:editing-duration>PT38S</meta:editing-duration>
    <meta:editing-cycles>1</meta:editing-cycles>
    <meta:document-statistic meta:table-count="0" meta:image-count="0" meta:object-count="0" meta:page-count="1" meta:paragraph-count="81" meta:word-count="375" meta:character-count="1867" meta:non-whitespace-character-count="1504"/>
    <meta:generator>LibreOffice/7.2.2.2$Windows_X86_64 LibreOffice_project/02b2acce88a210515b4a5bb2e46cbfb63fe97d56</meta:generator>
  </office:meta>
</office:document-meta>
</file>